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SVGHandler.handleXML( RendererContext context , Document doc , String 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FPSVGHandler.paintAsBi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SVGHandler.createGrapics2DImagePainter( BridgeContext ctx , GraphicsNode root , Dimension image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FPSVGHandler.createGraphicsObjectInfo( AFPPaintingState paintingState , Graphics2DImagePainter painter , FOUserAgent userAgent , AFPResourceInfo resourceInfo , AFPGraphics2D g2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FPSVGHandler.renderSVGDocument( final RendererContext rendererContext , final Document d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AFPSVGHandler.createObjectAreaInfo( AFPPaintingState paintingState , int x , int y , int width , int height , int resol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FPSVGHandler.updateRendererContext( Render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SVGHandler.createBridgeContext( FOUserAgent userAgent , AFPGraphics2D g2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FPSVGHandler.supportsRenderer( Renderer rend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